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0.9252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7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q01_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st_ID</text:p>
          </table:table-cell>
          <table:table-cell office:value-type="string" calcext:value-type="string">
            <text:p>4n-64ch-1to1 </text:p>
          </table:table-cell>
          <table:table-cell office:value-type="string" calcext:value-type="string">
            <text:p>4n-512ch-1to1 </text:p>
          </table:table-cell>
          <table:table-cell office:value-type="string" calcext:value-type="string">
            <text:p>8n-64ch-1to1</text:p>
          </table:table-cell>
          <table:table-cell office:value-type="string" calcext:value-type="string">
            <text:p>8n-512ch-1to1</text:p>
          </table:table-cell>
          <table:table-cell office:value-type="string" calcext:value-type="string">
            <text:p>16n-64ch-1to1</text:p>
          </table:table-cell>
          <table:table-cell office:value-type="string" calcext:value-type="string">
            <text:p>16n-512ch-1to1</text:p>
          </table:table-cell>
        </table:table-row>
        <table:table-row table:style-name="ro1">
          <table:table-cell office:value-type="string" calcext:value-type="string">
            <text:p>30-ave</text:p>
          </table:table-cell>
          <table:table-cell table:style-name="ce1" office:value-type="float" office:value="1666195" calcext:value-type="float">
            <text:p>1,666,195</text:p>
          </table:table-cell>
          <table:table-cell table:style-name="ce1" office:value-type="float" office:value="1664937" calcext:value-type="float">
            <text:p>1,664,937</text:p>
          </table:table-cell>
          <table:table-cell table:style-name="ce1" office:value-type="float" office:value="661423" calcext:value-type="float">
            <text:p>661,423</text:p>
          </table:table-cell>
          <table:table-cell table:style-name="ce1" office:value-type="float" office:value="3303290" calcext:value-type="float">
            <text:p>3,303,290</text:p>
          </table:table-cell>
          <table:table-cell table:style-name="ce1" office:value-type="float" office:value="1285159" calcext:value-type="float">
            <text:p>1,285,159</text:p>
          </table:table-cell>
          <table:table-cell table:style-name="ce1" office:value-type="float" office:value="1279258" calcext:value-type="float">
            <text:p>1,279,258</text:p>
          </table:table-cell>
        </table:table-row>
        <table:table-row table:style-name="ro1">
          <table:table-cell office:value-type="string" calcext:value-type="string">
            <text:p>40-ave</text:p>
          </table:table-cell>
          <table:table-cell table:style-name="ce1" office:value-type="float" office:value="1664993" calcext:value-type="float">
            <text:p>1,664,993</text:p>
          </table:table-cell>
          <table:table-cell table:style-name="ce1" office:value-type="float" office:value="1661868" calcext:value-type="float">
            <text:p>1,661,868</text:p>
          </table:table-cell>
          <table:table-cell table:style-name="ce1" office:value-type="float" office:value="496067" calcext:value-type="float">
            <text:p>496,067</text:p>
          </table:table-cell>
          <table:table-cell table:style-name="ce1" office:value-type="float" office:value="3300941" calcext:value-type="float">
            <text:p>3,300,941</text:p>
          </table:table-cell>
          <table:table-cell table:style-name="ce1" office:value-type="float" office:value="963869" calcext:value-type="float">
            <text:p>963,869</text:p>
          </table:table-cell>
          <table:table-cell table:style-name="ce1" office:value-type="float" office:value="959443" calcext:value-type="float">
            <text:p>959,443</text:p>
          </table:table-cell>
        </table:table-row>
        <table:table-row table:style-name="ro1">
          <table:table-cell office:value-type="string" calcext:value-type="string">
            <text:p>5-ave</text:p>
          </table:table-cell>
          <table:table-cell table:style-name="ce1" office:value-type="float" office:value="1665031" calcext:value-type="float">
            <text:p>1,665,031</text:p>
          </table:table-cell>
          <table:table-cell table:style-name="ce1" office:value-type="float" office:value="1620331" calcext:value-type="float">
            <text:p>1,620,331</text:p>
          </table:table-cell>
          <table:table-cell table:style-name="ce1" office:value-type="float" office:value="3321792" calcext:value-type="float">
            <text:p>3,321,792</text:p>
          </table:table-cell>
          <table:table-cell table:style-name="ce1" office:value-type="float" office:value="3315581" calcext:value-type="float">
            <text:p>3,315,581</text:p>
          </table:table-cell>
          <table:table-cell table:style-name="ce1" office:value-type="float" office:value="6420336" calcext:value-type="float">
            <text:p>6,420,336</text:p>
          </table:table-cell>
          <table:table-cell table:style-name="ce1" office:value-type="float" office:value="6389789" calcext:value-type="float">
            <text:p>6,389,789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3895" calcext:value-type="float">
            <text:p>1673895</text:p>
          </table:table-cell>
          <table:table-cell office:value-type="float" office:value="1661477" calcext:value-type="float">
            <text:p>1661477</text:p>
          </table:table-cell>
          <table:table-cell office:value-type="float" office:value="3276648" calcext:value-type="float">
            <text:p>3276648</text:p>
          </table:table-cell>
          <table:table-cell office:value-type="float" office:value="3305853" calcext:value-type="float">
            <text:p>3305853</text:p>
          </table:table-cell>
          <table:table-cell office:value-type="float" office:value="6442297" calcext:value-type="float">
            <text:p>6442297</text:p>
          </table:table-cell>
          <table:table-cell office:value-type="float" office:value="6353696" calcext:value-type="float">
            <text:p>63536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78491" calcext:value-type="float">
            <text:p>1678491</text:p>
          </table:table-cell>
          <table:table-cell office:value-type="float" office:value="1672997" calcext:value-type="float">
            <text:p>1672997</text:p>
          </table:table-cell>
          <table:table-cell office:value-type="float" office:value="3310546" calcext:value-type="float">
            <text:p>3310546</text:p>
          </table:table-cell>
          <table:table-cell office:value-type="float" office:value="3312379" calcext:value-type="float">
            <text:p>3312379</text:p>
          </table:table-cell>
          <table:table-cell office:value-type="float" office:value="6424706" calcext:value-type="float">
            <text:p>6424706</text:p>
          </table:table-cell>
          <table:table-cell office:value-type="float" office:value="6394560" calcext:value-type="float">
            <text:p>63945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40845" calcext:value-type="float">
            <text:p>1640845</text:p>
          </table:table-cell>
          <table:table-cell office:value-type="float" office:value="1666848" calcext:value-type="float">
            <text:p>1666848</text:p>
          </table:table-cell>
          <table:table-cell office:value-type="float" office:value="3332441" calcext:value-type="float">
            <text:p>3332441</text:p>
          </table:table-cell>
          <table:table-cell office:value-type="float" office:value="3313210" calcext:value-type="float">
            <text:p>3313210</text:p>
          </table:table-cell>
          <table:table-cell office:value-type="float" office:value="6450483" calcext:value-type="float">
            <text:p>6450483</text:p>
          </table:table-cell>
          <table:table-cell office:value-type="float" office:value="6326638" calcext:value-type="float">
            <text:p>63266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67657" calcext:value-type="float">
            <text:p>1667657</text:p>
          </table:table-cell>
          <table:table-cell office:value-type="float" office:value="1669855" calcext:value-type="float">
            <text:p>1669855</text:p>
          </table:table-cell>
          <table:table-cell office:value-type="float" office:value="3328185" calcext:value-type="float">
            <text:p>3328185</text:p>
          </table:table-cell>
          <table:table-cell office:value-type="float" office:value="3276548" calcext:value-type="float">
            <text:p>3276548</text:p>
          </table:table-cell>
          <table:table-cell office:value-type="float" office:value="6348844" calcext:value-type="float">
            <text:p>6348844</text:p>
          </table:table-cell>
          <table:table-cell office:value-type="float" office:value="6424301" calcext:value-type="float">
            <text:p>64243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64266" calcext:value-type="float">
            <text:p>1664266</text:p>
          </table:table-cell>
          <table:table-cell office:value-type="float" office:value="1670733" calcext:value-type="float">
            <text:p>1670733</text:p>
          </table:table-cell>
          <table:table-cell office:value-type="float" office:value="3361142" calcext:value-type="float">
            <text:p>3361142</text:p>
          </table:table-cell>
          <table:table-cell office:value-type="float" office:value="3369913" calcext:value-type="float">
            <text:p>3369913</text:p>
          </table:table-cell>
          <table:table-cell office:value-type="float" office:value="6435348" calcext:value-type="float">
            <text:p>6435348</text:p>
          </table:table-cell>
          <table:table-cell office:value-type="float" office:value="6449750" calcext:value-type="float">
            <text:p>64497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63102" calcext:value-type="float">
            <text:p>1663102</text:p>
          </table:table-cell>
          <table:table-cell office:value-type="float" office:value="1658258" calcext:value-type="float">
            <text:p>1658258</text:p>
          </table:table-cell>
          <table:table-cell office:value-type="float" office:value="3233718" calcext:value-type="float">
            <text:p>3233718</text:p>
          </table:table-cell>
          <table:table-cell office:value-type="float" office:value="3319211" calcext:value-type="float">
            <text:p>3319211</text:p>
          </table:table-cell>
          <table:table-cell office:value-type="float" office:value="6453098" calcext:value-type="float">
            <text:p>6453098</text:p>
          </table:table-cell>
          <table:table-cell office:value-type="float" office:value="6428790" calcext:value-type="float">
            <text:p>64287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79379" calcext:value-type="float">
            <text:p>1679379</text:p>
          </table:table-cell>
          <table:table-cell office:value-type="float" office:value="1670145" calcext:value-type="float">
            <text:p>1670145</text:p>
          </table:table-cell>
          <table:table-cell/>
          <table:table-cell office:value-type="float" office:value="3286409" calcext:value-type="float">
            <text:p>328640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61347" calcext:value-type="float">
            <text:p>1661347</text:p>
          </table:table-cell>
          <table:table-cell office:value-type="float" office:value="1654242" calcext:value-type="float">
            <text:p>1654242</text:p>
          </table:table-cell>
          <table:table-cell/>
          <table:table-cell office:value-type="float" office:value="3303105" calcext:value-type="float">
            <text:p>330310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78275" calcext:value-type="float">
            <text:p>1678275</text:p>
          </table:table-cell>
          <table:table-cell office:value-type="float" office:value="1677441" calcext:value-type="float">
            <text:p>1677441</text:p>
          </table:table-cell>
          <table:table-cell/>
          <table:table-cell office:value-type="float" office:value="3290875" calcext:value-type="float">
            <text:p>329087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35060" calcext:value-type="float">
            <text:p>1635060</text:p>
          </table:table-cell>
          <table:table-cell office:value-type="float" office:value="1655406" calcext:value-type="float">
            <text:p>1655406</text:p>
          </table:table-cell>
          <table:table-cell/>
          <table:table-cell office:value-type="float" office:value="3340530" calcext:value-type="float">
            <text:p>334053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80040" calcext:value-type="float">
            <text:p>1680040</text:p>
          </table:table-cell>
          <table:table-cell office:value-type="float" office:value="1634032" calcext:value-type="float">
            <text:p>1634032</text:p>
          </table:table-cell>
          <table:table-cell/>
          <table:table-cell office:value-type="float" office:value="3335608" calcext:value-type="float">
            <text:p>333560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75638" calcext:value-type="float">
            <text:p>1675638</text:p>
          </table:table-cell>
          <table:table-cell office:value-type="float" office:value="1661437" calcext:value-type="float">
            <text:p>1661437</text:p>
          </table:table-cell>
          <table:table-cell/>
          <table:table-cell office:value-type="float" office:value="3268084" calcext:value-type="float">
            <text:p>326808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62175" calcext:value-type="float">
            <text:p>1662175</text:p>
          </table:table-cell>
          <table:table-cell office:value-type="float" office:value="1674837" calcext:value-type="float">
            <text:p>1674837</text:p>
          </table:table-cell>
          <table:table-cell/>
          <table:table-cell office:value-type="float" office:value="3339409" calcext:value-type="float">
            <text:p>333940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83283" calcext:value-type="float">
            <text:p>1683283</text:p>
          </table:table-cell>
          <table:table-cell office:value-type="float" office:value="1677111" calcext:value-type="float">
            <text:p>1677111</text:p>
          </table:table-cell>
          <table:table-cell/>
          <table:table-cell office:value-type="float" office:value="3322007" calcext:value-type="float">
            <text:p>332200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60570" calcext:value-type="float">
            <text:p>1660570</text:p>
          </table:table-cell>
          <table:table-cell office:value-type="float" office:value="1651914" calcext:value-type="float">
            <text:p>1651914</text:p>
          </table:table-cell>
          <table:table-cell/>
          <table:table-cell office:value-type="float" office:value="3306773" calcext:value-type="float">
            <text:p>330677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59447" calcext:value-type="float">
            <text:p>1659447</text:p>
          </table:table-cell>
          <table:table-cell office:value-type="float" office:value="1684617" calcext:value-type="float">
            <text:p>1684617</text:p>
          </table:table-cell>
          <table:table-cell/>
          <table:table-cell office:value-type="float" office:value="3298257" calcext:value-type="float">
            <text:p>329825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7356" calcext:value-type="float">
            <text:p>1677356</text:p>
          </table:table-cell>
          <table:table-cell office:value-type="float" office:value="1638170" calcext:value-type="float">
            <text:p>1638170</text:p>
          </table:table-cell>
          <table:table-cell/>
          <table:table-cell office:value-type="float" office:value="3349519" calcext:value-type="float">
            <text:p>334951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54464" calcext:value-type="float">
            <text:p>1654464</text:p>
          </table:table-cell>
          <table:table-cell office:value-type="float" office:value="1660319" calcext:value-type="float">
            <text:p>1660319</text:p>
          </table:table-cell>
          <table:table-cell/>
          <table:table-cell office:value-type="float" office:value="3295392" calcext:value-type="float">
            <text:p>329539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73140" calcext:value-type="float">
            <text:p>1673140</text:p>
          </table:table-cell>
          <table:table-cell office:value-type="float" office:value="1677947" calcext:value-type="float">
            <text:p>1677947</text:p>
          </table:table-cell>
          <table:table-cell/>
          <table:table-cell office:value-type="float" office:value="3325190" calcext:value-type="float">
            <text:p>332519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76778" calcext:value-type="float">
            <text:p>1676778</text:p>
          </table:table-cell>
          <table:table-cell office:value-type="float" office:value="1692472" calcext:value-type="float">
            <text:p>1692472</text:p>
          </table:table-cell>
          <table:table-cell/>
          <table:table-cell office:value-type="float" office:value="3268488" calcext:value-type="float">
            <text:p>326848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75129" calcext:value-type="float">
            <text:p>1675129</text:p>
          </table:table-cell>
          <table:table-cell office:value-type="float" office:value="1674634" calcext:value-type="float">
            <text:p>1674634</text:p>
          </table:table-cell>
          <table:table-cell/>
          <table:table-cell office:value-type="float" office:value="3323798" calcext:value-type="float">
            <text:p>332379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52982" calcext:value-type="float">
            <text:p>1652982</text:p>
          </table:table-cell>
          <table:table-cell office:value-type="float" office:value="1679354" calcext:value-type="float">
            <text:p>1679354</text:p>
          </table:table-cell>
          <table:table-cell/>
          <table:table-cell office:value-type="float" office:value="3301370" calcext:value-type="float">
            <text:p>330137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66934" calcext:value-type="float">
            <text:p>1666934</text:p>
          </table:table-cell>
          <table:table-cell office:value-type="float" office:value="1680904" calcext:value-type="float">
            <text:p>1680904</text:p>
          </table:table-cell>
          <table:table-cell/>
          <table:table-cell office:value-type="float" office:value="3270021" calcext:value-type="float">
            <text:p>327002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65298" calcext:value-type="float">
            <text:p>1665298</text:p>
          </table:table-cell>
          <table:table-cell office:value-type="float" office:value="1663423" calcext:value-type="float">
            <text:p>1663423</text:p>
          </table:table-cell>
          <table:table-cell/>
          <table:table-cell office:value-type="float" office:value="3285034" calcext:value-type="float">
            <text:p>328503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33844" calcext:value-type="float">
            <text:p>1633844</text:p>
          </table:table-cell>
          <table:table-cell office:value-type="float" office:value="1649681" calcext:value-type="float">
            <text:p>1649681</text:p>
          </table:table-cell>
          <table:table-cell/>
          <table:table-cell office:value-type="float" office:value="3308042" calcext:value-type="float">
            <text:p>330804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71491" calcext:value-type="float">
            <text:p>1671491</text:p>
          </table:table-cell>
          <table:table-cell office:value-type="float" office:value="1658322" calcext:value-type="float">
            <text:p>1658322</text:p>
          </table:table-cell>
          <table:table-cell/>
          <table:table-cell office:value-type="float" office:value="3286466" calcext:value-type="float">
            <text:p>328646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32730" calcext:value-type="float">
            <text:p>1632730</text:p>
          </table:table-cell>
          <table:table-cell office:value-type="float" office:value="1646629" calcext:value-type="float">
            <text:p>1646629</text:p>
          </table:table-cell>
          <table:table-cell/>
          <table:table-cell office:value-type="float" office:value="3330048" calcext:value-type="float">
            <text:p>333004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82998" calcext:value-type="float">
            <text:p>1682998</text:p>
          </table:table-cell>
          <table:table-cell office:value-type="float" office:value="1672619" calcext:value-type="float">
            <text:p>1672619</text:p>
          </table:table-cell>
          <table:table-cell/>
          <table:table-cell office:value-type="float" office:value="3301783" calcext:value-type="float">
            <text:p>330178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83400" calcext:value-type="float">
            <text:p>1683400</text:p>
          </table:table-cell>
          <table:table-cell office:value-type="float" office:value="1658353" calcext:value-type="float">
            <text:p>1658353</text:p>
          </table:table-cell>
          <table:table-cell/>
          <table:table-cell office:value-type="float" office:value="3312861" calcext:value-type="float">
            <text:p>331286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75827" calcext:value-type="float">
            <text:p>1675827</text:p>
          </table:table-cell>
          <table:table-cell office:value-type="float" office:value="1653929" calcext:value-type="float">
            <text:p>1653929</text:p>
          </table:table-cell>
          <table:table-cell/>
          <table:table-cell office:value-type="float" office:value="3152520" calcext:value-type="float">
            <text:p>315252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82414" calcext:value-type="float">
            <text:p>1682414</text:p>
          </table:table-cell>
          <table:table-cell office:value-type="float" office:value="1666977" calcext:value-type="float">
            <text:p>1666977</text:p>
          </table:table-cell>
          <table:table-cell/>
          <table:table-cell office:value-type="float" office:value="3314767" calcext:value-type="float">
            <text:p>33147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54408" calcext:value-type="float">
            <text:p>1654408</text:p>
          </table:table-cell>
          <table:table-cell office:value-type="float" office:value="1646962" calcext:value-type="float">
            <text:p>1646962</text:p>
          </table:table-cell>
          <table:table-cell/>
          <table:table-cell office:value-type="float" office:value="3288465" calcext:value-type="float">
            <text:p>328846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58231" calcext:value-type="float">
            <text:p>1658231</text:p>
          </table:table-cell>
          <table:table-cell office:value-type="float" office:value="1654260" calcext:value-type="float">
            <text:p>1654260</text:p>
          </table:table-cell>
          <table:table-cell/>
          <table:table-cell office:value-type="float" office:value="3267628" calcext:value-type="float">
            <text:p>326762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58231" calcext:value-type="float">
            <text:p>1658231</text:p>
          </table:table-cell>
          <table:table-cell office:value-type="float" office:value="1662422" calcext:value-type="float">
            <text:p>1662422</text:p>
          </table:table-cell>
          <table:table-cell/>
          <table:table-cell office:value-type="float" office:value="3296186" calcext:value-type="float">
            <text:p>329618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71826" calcext:value-type="float">
            <text:p>1671826</text:p>
          </table:table-cell>
          <table:table-cell office:value-type="float" office:value="1658757" calcext:value-type="float">
            <text:p>1658757</text:p>
          </table:table-cell>
          <table:table-cell/>
          <table:table-cell office:value-type="float" office:value="3315417" calcext:value-type="float">
            <text:p>331541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72822" calcext:value-type="float">
            <text:p>1672822</text:p>
          </table:table-cell>
          <table:table-cell office:value-type="float" office:value="1660607" calcext:value-type="float">
            <text:p>1660607</text:p>
          </table:table-cell>
          <table:table-cell/>
          <table:table-cell office:value-type="float" office:value="3296580" calcext:value-type="float">
            <text:p>329658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82430" calcext:value-type="float">
            <text:p>1682430</text:p>
          </table:table-cell>
          <table:table-cell office:value-type="float" office:value="1635341" calcext:value-type="float">
            <text:p>1635341</text:p>
          </table:table-cell>
          <table:table-cell/>
          <table:table-cell office:value-type="float" office:value="3297892" calcext:value-type="float">
            <text:p>329789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74392" calcext:value-type="float">
            <text:p>1674392</text:p>
          </table:table-cell>
          <table:table-cell office:value-type="float" office:value="1644618" calcext:value-type="float">
            <text:p>1644618</text:p>
          </table:table-cell>
          <table:table-cell/>
          <table:table-cell office:value-type="float" office:value="3257765" calcext:value-type="float">
            <text:p>325776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78031" calcext:value-type="float">
            <text:p>1578031</text:p>
          </table:table-cell>
          <table:table-cell office:value-type="float" office:value="1647621" calcext:value-type="float">
            <text:p>1647621</text:p>
          </table:table-cell>
          <table:table-cell/>
          <table:table-cell office:value-type="float" office:value="3304783" calcext:value-type="float">
            <text:p>330478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81097" calcext:value-type="float">
            <text:p>1681097</text:p>
          </table:table-cell>
          <table:table-cell office:value-type="float" office:value="1649043" calcext:value-type="float">
            <text:p>1649043</text:p>
          </table:table-cell>
          <table:table-cell/>
          <table:table-cell office:value-type="float" office:value="3299451" calcext:value-type="float">
            <text:p>329945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6T11:15:13.607172880</dc:date>
    <meta:editing-duration>PT17M14S</meta:editing-duration>
    <meta:editing-cycles>1</meta:editing-cycles>
    <meta:document-statistic meta:table-count="1" meta:cell-count="266" meta:object-count="0"/>
    <meta:generator>LibreOffice/6.4.7.2$Linux_X86_64 LibreOffice_project/40$Build-2</meta:generator>
  </office:meta>
</office:document-meta>
</file>